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text:s text:c="37"/>Lab Assignment No.05</text:p>
      <text:p text:style-name="Preformatted_20_Text">________________________________________________________________________________________________________________________</text:p>
      <text:p text:style-name="Preformatted_20_Text"/>
      <text:p text:style-name="Preformatted_20_Text">Manisha S.Hagawane</text:p>
      <text:p text:style-name="Preformatted_20_Text">BTech-E-33</text:p>
      <text:p text:style-name="Preformatted_20_Text"/>
      <text:p text:style-name="Preformatted_20_Text">Problem Statement: Generate intermediate code for input "c" language assignment statement.</text:p>
      <text:p text:style-name="Preformatted_20_Text"/>
      <text:p text:style-name="Preformatted_20_Text">_________________________________________________________________________________________________________________________</text:p>
      <text:p text:style-name="Preformatted_20_Text"/>
      <text:p text:style-name="Preformatted_20_Text"/>
      <text:p text:style-name="Preformatted_20_Text">%{</text:p>
      <text:p text:style-name="Preformatted_20_Text"><text:s text:c="3"/>#include "y.tab.h"</text:p>
      <text:p text:style-name="Preformatted_20_Text"><text:s text:c="3"/>extern char yyval;</text:p>
      <text:p text:style-name="Preformatted_20_Text">%}</text:p>
      <text:p text:style-name="Preformatted_20_Text"/>
      <text:p text:style-name="Preformatted_20_Text">NUMBER [0-9]+</text:p>
      <text:p text:style-name="Preformatted_20_Text">LETTER [a-zA-Z]+</text:p>
      <text:p text:style-name="Preformatted_20_Text"/>
      <text:p text:style-name="Preformatted_20_Text">%%</text:p>
      <text:p text:style-name="Preformatted_20_Text">{NUMBER} {yylval.sym=(char)yytext[0]; return NUMBER;}</text:p>
      <text:p text:style-name="Preformatted_20_Text">{LETTER} {yylval.sym=(char)yytext[0]; return LETTER;}</text:p>
      <text:p text:style-name="Preformatted_20_Text"/>
      <text:p text:style-name="Preformatted_20_Text">\n {return 0;}</text:p>
      <text:p text:style-name="Preformatted_20_Text">. <text:s/>{return yytext[0];}</text:p>
      <text:p text:style-name="Preformatted_20_Text"/>
      <text:p text:style-name="Preformatted_20_Text">%%</text:p>
      <text:p text:style-name="Preformatted_20_Text">%{</text:p>
      <text:p text:style-name="Preformatted_20_Text"/>
      <text:p text:style-name="Preformatted_20_Text"><text:s text:c="2"/>#include&lt;stdio.h&gt;</text:p>
      <text:p text:style-name="Preformatted_20_Text"><text:s text:c="2"/>#include&lt;string.h&gt;</text:p>
      <text:p text:style-name="Preformatted_20_Text"><text:s text:c="2"/>#include&lt;stdlib.h&gt;</text:p>
      <text:p text:style-name="Preformatted_20_Text">void ThreeAddressCode();</text:p>
      <text:p text:style-name="Preformatted_20_Text">void qudraple();</text:p>
      <text:p text:style-name="Preformatted_20_Text">char AddToTable(char ,char, char);</text:p>
      <text:p text:style-name="Preformatted_20_Text"/>
      <text:p text:style-name="Preformatted_20_Text"><text:s text:c="2"/>int ind=0;</text:p>
      <text:p text:style-name="Preformatted_20_Text"><text:s text:c="2"/>int temp=0;</text:p>
      <text:p text:style-name="Preformatted_20_Text"><text:s text:c="2"/>char r='t';</text:p>
      <text:p text:style-name="Preformatted_20_Text"><text:s text:c="2"/>struct incod</text:p>
      <text:p text:style-name="Preformatted_20_Text"><text:s text:c="2"/>{</text:p>
      <text:p text:style-name="Preformatted_20_Text"><text:s text:c="8"/>char opd1;</text:p>
      <text:p text:style-name="Preformatted_20_Text"><text:s text:c="8"/>char opd2;</text:p>
      <text:p text:style-name="Preformatted_20_Text"><text:s text:c="8"/>char opr;</text:p>
      <text:p text:style-name="Preformatted_20_Text"><text:s text:c="2"/>};</text:p>
      <text:p text:style-name="Preformatted_20_Text">%}</text:p>
      <text:p text:style-name="Preformatted_20_Text"/>
      <text:p text:style-name="Preformatted_20_Text">%union</text:p>
      <text:p text:style-name="Preformatted_20_Text">{</text:p>
      <text:p text:style-name="Preformatted_20_Text"><text:s/>char sym;</text:p>
      <text:p text:style-name="Preformatted_20_Text">}</text:p>
      <text:p text:style-name="Preformatted_20_Text"/>
      <text:p text:style-name="Preformatted_20_Text">%token &lt;sym&gt; LETTER NUMBER</text:p>
      <text:p text:style-name="Preformatted_20_Text">%type &lt;sym&gt; expr</text:p>
      <text:p text:style-name="Preformatted_20_Text">%left '-''+'</text:p>
      <text:p text:style-name="Preformatted_20_Text">%right '*''/'</text:p>
      <text:p text:style-name="Preformatted_20_Text"/>
      <text:p text:style-name="Preformatted_20_Text">%%</text:p>
      <text:p text:style-name="Preformatted_20_Text"/>
      <text:p text:style-name="Preformatted_20_Text">statement: LETTER '=' expr ';' {AddToTable((char)$1,(char)$3,'=');}</text:p>
      <text:p text:style-name="Preformatted_20_Text"><text:s text:c="11"/>| expr ';'</text:p>
      <text:p text:style-name="Preformatted_20_Text"><text:soft-page-break/><text:s text:c="11"/>;</text:p>
      <text:p text:style-name="Preformatted_20_Text"/>
      <text:p text:style-name="Preformatted_20_Text">expr: expr '+' expr {$$ = AddToTable((char)$1,(char)$3,'+');}</text:p>
      <text:p text:style-name="Preformatted_20_Text"><text:s text:c="6"/>| expr '-' expr {$$ = AddToTable((char)$1,(char)$3,'-');}</text:p>
      <text:p text:style-name="Preformatted_20_Text"><text:s text:c="6"/>| expr '*' expr {$$ = AddToTable((char)$1,(char)$3,'*');}</text:p>
      <text:p text:style-name="Preformatted_20_Text"><text:s text:c="6"/>| expr '/' expr {$$ = AddToTable((char)$1,(char)$3,'/');}</text:p>
      <text:p text:style-name="Preformatted_20_Text"><text:s text:c="6"/>| '(' expr ')' {$$ = (char)$2;}</text:p>
      <text:p text:style-name="Preformatted_20_Text"><text:s text:c="6"/>| NUMBER {$$ = (char)$1;}</text:p>
      <text:p text:style-name="Preformatted_20_Text"><text:s text:c="6"/>| LETTER {$$ = (char)$1;}</text:p>
      <text:p text:style-name="Preformatted_20_Text"><text:s text:c="6"/>;</text:p>
      <text:p text:style-name="Preformatted_20_Text"/>
      <text:p text:style-name="Preformatted_20_Text">%%</text:p>
      <text:p text:style-name="Preformatted_20_Text"/>
      <text:p text:style-name="Preformatted_20_Text">yyerror(char *s)</text:p>
      <text:p text:style-name="Preformatted_20_Text">{</text:p>
      <text:p text:style-name="Preformatted_20_Text"><text:s text:c="2"/>printf("%s",s);</text:p>
      <text:p text:style-name="Preformatted_20_Text"><text:s text:c="2"/>exit(0);</text:p>
      <text:p text:style-name="Preformatted_20_Text">}</text:p>
      <text:p text:style-name="Preformatted_20_Text"/>
      <text:p text:style-name="Preformatted_20_Text">struct incod code[20];</text:p>
      <text:p text:style-name="Preformatted_20_Text"/>
      <text:p text:style-name="Preformatted_20_Text">int id=0;</text:p>
      <text:p text:style-name="Preformatted_20_Text"/>
      <text:p text:style-name="Preformatted_20_Text">char AddToTable(char opd1,char opd2,char opr)</text:p>
      <text:p text:style-name="Preformatted_20_Text">{</text:p>
      <text:p text:style-name="Preformatted_20_Text">code[ind].opd1=opd1;</text:p>
      <text:p text:style-name="Preformatted_20_Text">code[ind].opd2=opd2;</text:p>
      <text:p text:style-name="Preformatted_20_Text">code[ind].opr=opr;</text:p>
      <text:p text:style-name="Preformatted_20_Text">ind++;</text:p>
      <text:p text:style-name="Preformatted_20_Text">temp++;</text:p>
      <text:p text:style-name="Preformatted_20_Text">return temp;</text:p>
      <text:p text:style-name="Preformatted_20_Text">}</text:p>
      <text:p text:style-name="Preformatted_20_Text"/>
      <text:p text:style-name="Preformatted_20_Text">void ThreeAddressCode()</text:p>
      <text:p text:style-name="Preformatted_20_Text">{</text:p>
      <text:p text:style-name="Preformatted_20_Text">int cnt=0;</text:p>
      <text:p text:style-name="Preformatted_20_Text">temp++;</text:p>
      <text:p text:style-name="Preformatted_20_Text">printf("\n\n\t Expression In 3 Address Code\n\n");</text:p>
      <text:p text:style-name="Preformatted_20_Text">printf("\nRESULT\t Oprnd1\t Operator\tOprnd2\n");</text:p>
      <text:p text:style-name="Preformatted_20_Text">while(cnt&lt;ind)</text:p>
      <text:p text:style-name="Preformatted_20_Text">{</text:p>
      <text:p text:style-name="Preformatted_20_Text"><text:s text:c="8"/>printf("|%c%d <text:s/>|\t",r,temp);</text:p>
      <text:p text:style-name="Preformatted_20_Text"/>
      <text:p text:style-name="Preformatted_20_Text"><text:s text:c="8"/>if(isalpha(code[cnt].opd1))</text:p>
      <text:p text:style-name="Preformatted_20_Text"><text:s text:c="16"/>printf("|%c <text:s text:c="2"/>|\t",code[cnt].opd1);</text:p>
      <text:p text:style-name="Preformatted_20_Text"><text:s text:c="8"/>else</text:p>
      <text:p text:style-name="Preformatted_20_Text"/>
      <text:p text:style-name="Preformatted_20_Text"><text:s text:c="16"/>{</text:p>
      <text:p text:style-name="Preformatted_20_Text">temp--;</text:p>
      <text:p text:style-name="Preformatted_20_Text">printf("%c%d <text:s/>|\t",r,temp);</text:p>
      <text:p text:style-name="Preformatted_20_Text">temp++;}</text:p>
      <text:p text:style-name="Preformatted_20_Text"/>
      <text:p text:style-name="Preformatted_20_Text"><text:s text:c="8"/>printf("|%c <text:s text:c="2"/>|\t",code[cnt].opr);</text:p>
      <text:p text:style-name="Preformatted_20_Text"><text:s text:c="8"/></text:p>
      <text:p text:style-name="Preformatted_20_Text"><text:s text:c="8"/>if(isalpha(code[cnt].opd2))</text:p>
      <text:p text:style-name="Preformatted_20_Text"><text:s text:c="16"/>printf("|%c|",code[cnt].opd2);</text:p>
      <text:p text:style-name="Preformatted_20_Text"><text:s text:c="8"/>else</text:p>
      <text:p text:style-name="Preformatted_20_Text"><text:s text:c="16"/>{</text:p>
      <text:p text:style-name="Preformatted_20_Text">temp--;</text:p>
      <text:p text:style-name="Preformatted_20_Text">printf("|%c%d <text:s/>|\t",r,temp);</text:p>
      <text:p text:style-name="Preformatted_20_Text">}</text:p>
      <text:p text:style-name="Preformatted_20_Text"/>
      <text:p text:style-name="Preformatted_20_Text"><text:s text:c="8"/>printf("\n");</text:p>
      <text:p text:style-name="Preformatted_20_Text"><text:s text:c="8"/>cnt++;</text:p>
      <text:p text:style-name="Preformatted_20_Text"><text:soft-page-break/>temp++;</text:p>
      <text:p text:style-name="Preformatted_20_Text"/>
      <text:p text:style-name="Preformatted_20_Text">}</text:p>
      <text:p text:style-name="Preformatted_20_Text">}</text:p>
      <text:p text:style-name="Preformatted_20_Text"/>
      <text:p text:style-name="Preformatted_20_Text">void quadraple()</text:p>
      <text:p text:style-name="Preformatted_20_Text">{</text:p>
      <text:p text:style-name="Preformatted_20_Text"><text:s text:c="4"/>int cnt=0;</text:p>
      <text:p text:style-name="Preformatted_20_Text">temp++;</text:p>
      <text:p text:style-name="Preformatted_20_Text">printf("\n\n\t Expression In Quadruple Form\n\n");</text:p>
      <text:p text:style-name="Preformatted_20_Text">printf("\nquadrplId\tOperator\t Oprnd1\t Oprnd2\t RESULT\n");</text:p>
      <text:p text:style-name="Preformatted_20_Text">while(cnt&lt;ind)</text:p>
      <text:p text:style-name="Preformatted_20_Text">{</text:p>
      <text:p text:style-name="Preformatted_20_Text"><text:s text:c="8"/></text:p>
      <text:p text:style-name="Preformatted_20_Text"/>
      <text:p text:style-name="Preformatted_20_Text"><text:s text:c="8"/></text:p>
      <text:p text:style-name="Preformatted_20_Text"><text:s text:c="10"/>printf("|%d\t\t",id); <text:s text:c="6"/></text:p>
      <text:p text:style-name="Preformatted_20_Text"><text:s text:c="10"/>printf(" | %c|\t\t",code[cnt].opr); <text:s text:c="3"/></text:p>
      <text:p text:style-name="Preformatted_20_Text"><text:s text:c="11"/>if(isalpha(code[cnt].opd1))</text:p>
      <text:p text:style-name="Preformatted_20_Text"><text:s text:c="16"/>printf(" <text:s/>%c|\t",code[cnt].opd1);</text:p>
      <text:p text:style-name="Preformatted_20_Text"><text:s text:c="16"/>else</text:p>
      <text:p text:style-name="Preformatted_20_Text"><text:s text:c="16"/>{</text:p>
      <text:p text:style-name="Preformatted_20_Text"><text:s text:c="18"/>temp--;</text:p>
      <text:p text:style-name="Preformatted_20_Text"><text:s text:c="17"/>printf(" <text:s/>%c%d|\t",r,temp);</text:p>
      <text:p text:style-name="Preformatted_20_Text">temp++;</text:p>
      <text:p text:style-name="Preformatted_20_Text">}</text:p>
      <text:p text:style-name="Preformatted_20_Text"/>
      <text:p text:style-name="Preformatted_20_Text"><text:s text:c="16"/>//printf("%c\t",code[cnt].opr);</text:p>
      <text:p text:style-name="Preformatted_20_Text"><text:s text:c="8"/></text:p>
      <text:p text:style-name="Preformatted_20_Text"><text:s text:c="16"/>if(isalpha(code[cnt].opd2)) </text:p>
      <text:p text:style-name="Preformatted_20_Text"><text:s text:c="24"/>printf(" <text:s text:c="2"/>%c|\t",code[cnt].opd2);</text:p>
      <text:p text:style-name="Preformatted_20_Text"><text:s text:c="16"/>else</text:p>
      <text:p text:style-name="Preformatted_20_Text"><text:s text:c="16"/>{</text:p>
      <text:p text:style-name="Preformatted_20_Text"><text:s/>temp--;</text:p>
      <text:p text:style-name="Preformatted_20_Text">printf(" <text:s text:c="2"/>%c%d|\t",r,temp);</text:p>
      <text:p text:style-name="Preformatted_20_Text">temp++;}</text:p>
      <text:p text:style-name="Preformatted_20_Text"><text:s text:c="16"/></text:p>
      <text:p text:style-name="Preformatted_20_Text"><text:s text:c="16"/>printf(" <text:s/>%c%d|\t",r,temp);</text:p>
      <text:p text:style-name="Preformatted_20_Text"><text:s text:c="8"/>printf("\n");</text:p>
      <text:p text:style-name="Preformatted_20_Text"><text:s text:c="8"/>cnt++;</text:p>
      <text:p text:style-name="Preformatted_20_Text"><text:s text:c="8"/>temp++;</text:p>
      <text:p text:style-name="Preformatted_20_Text"><text:s text:c="8"/>id++;</text:p>
      <text:p text:style-name="Preformatted_20_Text"><text:s text:c="8"/></text:p>
      <text:p text:style-name="Preformatted_20_Text">}</text:p>
      <text:p text:style-name="Preformatted_20_Text">}</text:p>
      <text:p text:style-name="Preformatted_20_Text"/>
      <text:p text:style-name="Preformatted_20_Text"/>
      <text:p text:style-name="Preformatted_20_Text">main()</text:p>
      <text:p text:style-name="Preformatted_20_Text">{</text:p>
      <text:p text:style-name="Preformatted_20_Text"><text:s/>printf("\nEnter the Expression to convert in 3 address code: ");</text:p>
      <text:p text:style-name="Preformatted_20_Text"><text:s/>yyparse();</text:p>
      <text:p text:style-name="Preformatted_20_Text">temp=0;</text:p>
      <text:p text:style-name="Preformatted_20_Text">ThreeAddressCode();</text:p>
      <text:p text:style-name="Preformatted_20_Text">temp=0;</text:p>
      <text:p text:style-name="Preformatted_20_Text">quadraple();</text:p>
      <text:p text:style-name="Preformatted_20_Text">}</text:p>
      <text:p text:style-name="Preformatted_20_Text"/>
      <text:p text:style-name="Preformatted_20_Text">yywrap()</text:p>
      <text:p text:style-name="Preformatted_20_Text">{</text:p>
      <text:p text:style-name="Preformatted_20_Text"><text:s/>return 1;</text:p>
      <text:p text:style-name="Preformatted_20_Text">}</text:p>
      <text:p text:style-name="Preformatted_20_Text"/>
      <text:p text:style-name="Preformatted_20_Text">Output:</text:p>
      <text:p text:style-name="Preformatted_20_Text"/>
      <text:p text:style-name="Preformatted_20_Text"><text:soft-page-break/>guest-ZYog0B@unix12-OptiPlex-360:~/Desktop$ lex stat.l</text:p>
      <text:p text:style-name="Preformatted_20_Text">guest-ZYog0B@unix12-OptiPlex-360:~/Desktop$ yacc -d stat.y</text:p>
      <text:p text:style-name="Preformatted_20_Text">guest-ZYog0B@unix12-OptiPlex-360:~/Desktop$ cc lex.yy.c y.tab.c -lm -ll</text:p>
      <text:p text:style-name="Preformatted_20_Text">guest-ZYog0B@unix12-OptiPlex-360:~/Desktop$ ./a.out</text:p>
      <text:p text:style-name="Preformatted_20_Text"/>
      <text:p text:style-name="Preformatted_20_Text">Enter the Expression to convert in 3 address code: a=b+c;</text:p>
      <text:p text:style-name="Preformatted_20_Text"/>
      <text:p text:style-name="Preformatted_20_Text"/>
      <text:p text:style-name="Preformatted_20_Text"><text:s text:c="9"/>Expression In 3 Address Code</text:p>
      <text:p text:style-name="Preformatted_20_Text"/>
      <text:p text:style-name="Preformatted_20_Text"/>
      <text:p text:style-name="Preformatted_20_Text">RESULT <text:s text:c="2"/>OP1 <text:s text:c="4"/>OPER <text:s text:c="2"/>OP2</text:p>
      <text:p text:style-name="Preformatted_20_Text">|t1 <text:s/>| <text:s/>|b <text:s text:c="2"/>| <text:s/>|+ <text:s text:c="2"/>| <text:s/>|c|</text:p>
      <text:p text:style-name="Preformatted_20_Text">|t2 <text:s/>| <text:s/>|a <text:s text:c="2"/>| <text:s/>|= <text:s text:c="2"/>| <text:s/>|t1 <text:s/>| <text:s/></text:p>
      <text:p text:style-name="Preformatted_20_Text"/>
      <text:p text:style-name="Preformatted_20_Text"/>
      <text:p text:style-name="Preformatted_20_Text"><text:s text:c="9"/>Expression In Quadruple Form</text:p>
      <text:p text:style-name="Preformatted_20_Text"/>
      <text:p text:style-name="Preformatted_20_Text"/>
      <text:p text:style-name="Preformatted_20_Text">quadrplId <text:s text:c="6"/>Operator <text:s text:c="8"/>Oprnd1 <text:s/>Oprnd2 <text:s/>RESULT</text:p>
      <text:p text:style-name="Preformatted_20_Text">|0 <text:s text:c="14"/>| +| <text:s text:c="12"/>b| <text:s text:c="6"/>c| <text:s/>t1| <text:s text:c="5"/></text:p>
      <text:p text:style-name="Preformatted_20_Text">|1 <text:s text:c="14"/>| =| <text:s text:c="12"/>a| <text:s text:c="6"/>t1| <text:s text:c="3"/>t2| <text:s text:c="2"/></text:p>
      <text:p text:style-name="Preformatted_20_Text">guest-ZYog0B@unix12-OptiPlex-360:~/Desktop$ lex stat.l</text:p>
      <text:p text:style-name="Preformatted_20_Text">guest-ZYog0B@unix12-OptiPlex-360:~/Desktop$ yacc -d stat.y</text:p>
      <text:p text:style-name="Preformatted_20_Text">guest-ZYog0B@unix12-OptiPlex-360:~/Desktop$ cc lex.yy.c y.tab.c -lm -ll</text:p>
      <text:p text:style-name="Preformatted_20_Text">guest-ZYog0B@unix12-OptiPlex-360:~/Desktop$ ./a.out</text:p>
      <text:p text:style-name="Preformatted_20_Text"/>
      <text:p text:style-name="Preformatted_20_Text">Enter the Expression to convert in 3 address code: a=b+c;</text:p>
      <text:p text:style-name="Preformatted_20_Text"/>
      <text:p text:style-name="Preformatted_20_Text"/>
      <text:p text:style-name="Preformatted_20_Text"><text:s text:c="9"/>Expression In 3 Address Code</text:p>
      <text:p text:style-name="Preformatted_20_Text"/>
      <text:p text:style-name="Preformatted_20_Text"/>
      <text:p text:style-name="Preformatted_20_Text">RESULT <text:s text:c="2"/>OP1 <text:s text:c="4"/>OPER <text:s text:c="2"/>OP2</text:p>
      <text:p text:style-name="Preformatted_20_Text">|t1 <text:s/>| <text:s/>|b <text:s text:c="2"/>| <text:s/>|+ <text:s text:c="2"/>| <text:s/>|c|</text:p>
      <text:p text:style-name="Preformatted_20_Text">|t2 <text:s/>| <text:s/>|a <text:s text:c="2"/>| <text:s/>|= <text:s text:c="2"/>| <text:s/>|t1 <text:s/>| <text:s/></text:p>
      <text:p text:style-name="Preformatted_20_Text"/>
      <text:p text:style-name="Preformatted_20_Text"/>
      <text:p text:style-name="Preformatted_20_Text"><text:s text:c="9"/>Expression In Quadruple Form</text:p>
      <text:p text:style-name="Preformatted_20_Text"/>
      <text:p text:style-name="Preformatted_20_Text"/>
      <text:p text:style-name="Preformatted_20_Text">quadrplId <text:s text:c="6"/>Operator <text:s text:c="8"/>Oprnd1 <text:s/>Oprnd2 <text:s/>RESULT</text:p>
      <text:p text:style-name="Preformatted_20_Text">|0 <text:s text:c="14"/>| +| <text:s text:c="12"/>b| <text:s text:c="6"/>c| <text:s text:c="4"/>t1| <text:s text:c="2"/></text:p>
      <text:p text:style-name="Preformatted_20_Text">|1 <text:s text:c="14"/>| =| <text:s text:c="12"/>a| <text:s text:c="6"/>t1| <text:s text:c="3"/>t2| <text:s text:c="2"/>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9T14:09:51.794776076</meta:creation-date>
    <dc:date>2015-10-29T14:10:03.358257493</dc:date>
    <meta:editing-duration>P0D</meta:editing-duration>
    <meta:editing-cycles>1</meta:editing-cycles>
    <meta:document-statistic meta:table-count="0" meta:image-count="0" meta:object-count="0" meta:page-count="4" meta:paragraph-count="180" meta:word-count="434" meta:character-count="4455" meta:non-whitespace-character-count="3300"/>
    <meta:generator>LibreOffice/4.2.8.2$Linux_x86 LibreOffice_project/420m0$Build-2</meta:generator>
  </office:meta>
</office:document-meta>
</file>